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FECHA</text:p>
          </table:table-cell>
          <table:table-cell office:value-type="string">
            <text:p>CANTIDAD</text:p>
          </table:table-cell>
        </table:table-row>
        <table:table-row table:style-name="ro1">
          <table:table-cell office:value-type="string">
            <text:p>17/10/201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18/10/201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19/10/2013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style-name="ce1" office:value-type="date" office:date-value="2013-04-11">
            <text:p>04/11/13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style-name="ce1" office:value-type="date" office:date-value="2013-06-11">
            <text:p>06/11/13</text:p>
          </table:table-cell>
          <table:table-cell office:value-type="float" office:value="1">
            <text:p>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 </meta:initial-creator>
    <meta:creation-date>2013-11-04T19:25:30</meta:creation-date>
    <dc:date>2013-11-06T21:07:28</dc:date>
    <dc:creator>Natalia </dc:creator>
    <meta:editing-duration>PT1M42S</meta:editing-duration>
    <meta:editing-cycles>4</meta:editing-cycles>
    <meta:generator>LibreOffice/3.5$Linux_X86_64 LibreOffice_project/350m1$Build-2</meta:generator>
    <meta:document-statistic meta:table-count="3" meta:cell-count="12" meta:object-count="0"/>
  </office:meta>
</office:document-meta>
</file>